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officeooo:rsid="000867a3" officeooo:paragraph-rsid="000867a3"/>
    </style:style>
    <style:style style:name="P2" style:family="paragraph" style:parent-style-name="Standard">
      <style:text-properties style:font-name="Arial" fo:font-weight="normal" officeooo:rsid="0009df48" officeooo:paragraph-rsid="0009df48" style:font-weight-asian="normal" style:font-weight-complex="normal"/>
    </style:style>
    <style:style style:name="P3" style:family="paragraph" style:parent-style-name="Standard">
      <style:text-properties style:font-name="Arial" fo:font-weight="normal" officeooo:rsid="000aedbd" officeooo:paragraph-rsid="000aedbd" style:font-weight-asian="normal" style:font-weight-complex="normal"/>
    </style:style>
    <style:style style:name="P4" style:family="paragraph" style:parent-style-name="Standard" style:list-style-name="L1">
      <style:text-properties style:font-name="Arial" officeooo:paragraph-rsid="000867a3"/>
    </style:style>
    <style:style style:name="P5" style:family="paragraph" style:parent-style-name="Standard" style:list-style-name="L1">
      <style:text-properties style:font-name="Arial" officeooo:rsid="000867a3" officeooo:paragraph-rsid="000aedbd"/>
    </style:style>
    <style:style style:name="P6" style:family="paragraph" style:parent-style-name="Standard" style:list-style-name="L1">
      <style:text-properties style:font-name="Arial" officeooo:rsid="000867a3" officeooo:paragraph-rsid="000867a3"/>
    </style:style>
    <style:style style:name="P7" style:family="paragraph" style:parent-style-name="Standard">
      <style:text-properties style:font-name="Arial" officeooo:rsid="000867a3" officeooo:paragraph-rsid="000c262a"/>
    </style:style>
    <style:style style:name="P8" style:family="paragraph" style:parent-style-name="Standard">
      <style:text-properties style:font-name="Arial" fo:font-weight="normal" officeooo:rsid="0009df48" officeooo:paragraph-rsid="0009df48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09df48" officeooo:paragraph-rsid="000c262a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0c262a" officeooo:paragraph-rsid="000c262a" style:font-weight-asian="normal" style:font-weight-complex="normal"/>
    </style:style>
    <style:style style:name="P11" style:family="paragraph" style:parent-style-name="Standard">
      <style:text-properties style:font-name="Arial" fo:font-weight="bold" officeooo:rsid="000c262a" officeooo:paragraph-rsid="000c262a" style:font-weight-asian="bold" style:font-weight-complex="bold"/>
    </style:style>
    <style:style style:name="P12" style:family="paragraph" style:parent-style-name="Standard">
      <style:text-properties style:font-name="Arial" fo:font-weight="bold" officeooo:rsid="000c262a" officeooo:paragraph-rsid="000c7211" style:font-weight-asian="bold" style:font-weight-complex="bold"/>
    </style:style>
    <style:style style:name="P13" style:family="paragraph" style:parent-style-name="Standard" style:list-style-name="L1">
      <style:text-properties style:font-name="Arial" fo:font-weight="bold" officeooo:rsid="000c262a" officeooo:paragraph-rsid="000c7211" style:font-weight-asian="bold" style:font-weight-complex="bold"/>
    </style:style>
    <style:style style:name="P14" style:family="paragraph" style:parent-style-name="Standard">
      <style:text-properties style:font-name="Arial" fo:font-weight="bold" officeooo:rsid="0009df48" officeooo:paragraph-rsid="000c262a" style:font-weight-asian="bold" style:font-weight-complex="bold"/>
    </style:style>
    <style:style style:name="P15" style:family="paragraph" style:parent-style-name="Standard">
      <style:text-properties style:font-name="Arial" fo:font-weight="bold" officeooo:rsid="000c7211" officeooo:paragraph-rsid="000c7211" style:font-weight-asian="bold" style:font-weight-complex="bold"/>
    </style:style>
    <style:style style:name="P16" style:family="paragraph" style:parent-style-name="Standard">
      <style:text-properties style:font-name="Arial" fo:font-weight="bold" officeooo:rsid="000d6f08" officeooo:paragraph-rsid="000d6f08" style:font-weight-asian="bold" style:font-weight-complex="bold"/>
    </style:style>
    <style:style style:name="P17" style:family="paragraph" style:parent-style-name="Standard">
      <style:text-properties style:font-name="Arial" officeooo:rsid="000c262a" officeooo:paragraph-rsid="000c262a"/>
    </style:style>
    <style:style style:name="P18" style:family="paragraph" style:parent-style-name="Standard" style:list-style-name="L1">
      <style:text-properties style:font-name="Arial" officeooo:rsid="000c262a" officeooo:paragraph-rsid="000c262a"/>
    </style:style>
    <style:style style:name="P19" style:family="paragraph" style:parent-style-name="Standard">
      <style:text-properties fo:color="#158466" loext:opacity="100%" style:font-name="Arial" fo:font-weight="normal" officeooo:rsid="000c262a" officeooo:paragraph-rsid="000c262a" style:font-weight-asian="normal" style:font-weight-complex="normal"/>
    </style:style>
    <style:style style:name="P20" style:family="paragraph" style:parent-style-name="Standard">
      <style:text-properties fo:color="#000000" loext:opacity="100%" style:font-name="Arial" fo:font-weight="normal" officeooo:rsid="000c262a" officeooo:paragraph-rsid="000c262a" style:font-weight-asian="normal" style:font-weight-complex="normal"/>
    </style:style>
    <style:style style:name="P21" style:family="paragraph" style:parent-style-name="Standard">
      <style:text-properties fo:color="#000000" loext:opacity="100%" style:font-name="Arial" fo:font-weight="normal" officeooo:rsid="000d6f08" officeooo:paragraph-rsid="000d6f08" style:font-weight-asian="normal" style:font-weight-complex="normal"/>
    </style:style>
    <style:style style:name="P22" style:family="paragraph" style:parent-style-name="Standard">
      <style:text-properties fo:color="#000000" loext:opacity="100%" style:font-name="Arial" fo:font-weight="bold" officeooo:rsid="000c262a" officeooo:paragraph-rsid="000c262a" style:font-weight-asian="bold" style:font-weight-complex="bold"/>
    </style:style>
    <style:style style:name="P23" style:family="paragraph" style:parent-style-name="Standard">
      <style:text-properties fo:color="#000000" loext:opacity="100%" style:font-name="Arial" fo:font-weight="bold" officeooo:rsid="000d6f08" officeooo:paragraph-rsid="000d6f08" style:font-weight-asian="bold" style:font-weight-complex="bold"/>
    </style:style>
    <style:style style:name="P24" style:family="paragraph" style:parent-style-name="Standard">
      <style:text-properties fo:color="#ff0000" loext:opacity="100%" style:font-name="Arial" officeooo:rsid="000c262a" officeooo:paragraph-rsid="000c7211"/>
    </style:style>
    <style:style style:name="P25" style:family="paragraph" style:parent-style-name="Standard">
      <style:text-properties fo:color="#ff0000" loext:opacity="100%" style:font-name="Arial" officeooo:rsid="000c262a" officeooo:paragraph-rsid="000c262a"/>
    </style:style>
    <style:style style:name="P26" style:family="paragraph" style:parent-style-name="Standard">
      <style:text-properties fo:color="#ff0000" loext:opacity="100%" style:font-name="Arial" fo:font-weight="bold" officeooo:rsid="000c7211" officeooo:paragraph-rsid="000c7211" style:font-weight-asian="bold" style:font-weight-complex="bold"/>
    </style:style>
    <style:style style:name="P27" style:family="paragraph" style:parent-style-name="Standard">
      <style:text-properties fo:color="#ff0000" loext:opacity="100%" style:font-name="Arial" fo:font-weight="bold" officeooo:rsid="000c262a" officeooo:paragraph-rsid="000c262a" style:font-weight-asian="bold" style:font-weight-complex="bold"/>
    </style:style>
    <style:style style:name="P28" style:family="paragraph" style:parent-style-name="Standard">
      <style:text-properties fo:color="#ff0000" loext:opacity="100%" style:font-name="Arial" fo:font-weight="bold" officeooo:rsid="000d6f08" officeooo:paragraph-rsid="000d6f08" style:font-weight-asian="bold" style:font-weight-complex="bold"/>
    </style:style>
    <style:style style:name="T1" style:family="text">
      <style:text-properties officeooo:rsid="000867a3"/>
    </style:style>
    <style:style style:name="T2" style:family="text">
      <style:text-properties officeooo:rsid="0009636b"/>
    </style:style>
    <style:style style:name="T3" style:family="text">
      <style:text-properties officeooo:rsid="0009df4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262a" style:font-weight-asian="bold" style:font-weight-complex="bold"/>
    </style:style>
    <style:style style:name="T6" style:family="text">
      <style:text-properties officeooo:rsid="000aedbd"/>
    </style:style>
    <style:style style:name="T7" style:family="text">
      <style:text-properties style:text-underline-style="solid" style:text-underline-width="auto" style:text-underline-color="font-color" officeooo:rsid="000aedbd"/>
    </style:style>
    <style:style style:name="T8" style:family="text">
      <style:text-properties style:text-underline-style="solid" style:text-underline-width="auto" style:text-underline-color="font-color" officeooo:rsid="0009636b"/>
    </style:style>
    <style:style style:name="T9" style:family="text">
      <style:text-properties style:text-underline-style="none" officeooo:rsid="000aedb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c7211" style:font-weight-asian="normal" style:font-weight-complex="normal"/>
    </style:style>
    <style:style style:name="T12" style:family="text">
      <style:text-properties fo:font-weight="normal" officeooo:rsid="000d6f08" style:font-weight-asian="normal" style:font-weight-complex="normal"/>
    </style:style>
    <style:style style:name="T13" style:family="text">
      <style:text-properties fo:color="#000000" loext:opacity="100%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 – <text:span text:style-name="T4">b)</text:span></text:p>
      <text:p text:style-name="P7"><text:s/></text:p>
      <text:list xml:id="list1570563235" text:style-name="L1">
        <text:list-item>
          <text:p text:style-name="P4"><text:span text:style-name="T1">estado(</text:span><text:span text:style-name="T2">nome</text:span><text:span text:style-name="T6">_estado, </text:span><text:span text:style-name="T7">chave_estado</text:span><text:span text:style-name="T9">, regiao</text:span><text:span text:style-name="T1">)</text:span></text:p>
        </text:list-item>
        <text:list-item>
          <text:p text:style-name="P5">deputado(<text:span text:style-name="T3">nome, partido, </text:span><text:span text:style-name="T7">id</text:span><text:span text:style-name="T3">, data_inicial</text:span>)</text:p>
        </text:list-item>
        <text:list-item>
          <text:p text:style-name="P6"><text:span text:style-name="T6">P</text:span>rojetoDeLei(<text:span text:style-name="T2">nome_projeto,</text:span><text:span text:style-name="T8"> </text:span><text:span text:style-name="T7">id</text:span><text:span text:style-name="T2">, </text:span><text:span text:style-name="T6">lei_passou_falhou, data_votacao</text:span>)</text:p>
        </text:list-item>
        <text:list-item>
          <text:p text:style-name="P18">aprova(voto)</text:p>
        </text:list-item>
      </text:list>
      <text:p text:style-name="P2"/>
      <text:p text:style-name="P14">c)</text:p>
      <text:p text:style-name="P14"/>
      <text:p text:style-name="P9"><text:span text:style-name="T5">Estado:</text:span></text:p>
      <text:p text:style-name="P9"><text:s/></text:p>
      <text:p text:style-name="P9">nome<text:span text:style-name="T6">_estado</text:span>: Tipo de caractere que em conjunto forma a enominação de determinado objeto ou pessoa, <text:span text:style-name="T6">ou do estado que se encontra.</text:span></text:p>
      <text:p text:style-name="P2"/>
      <text:p text:style-name="P3">chave_estado: Tipo de identificação numérica para referir uma informação única de cada estado.</text:p>
      <text:p text:style-name="P2"/>
      <text:p text:style-name="P10">regiao: Tipo de caractere que se refere ao nome de determinados lugares que complementam um grupo específico de características que junto forma uma região.</text:p>
      <text:p text:style-name="P10"/>
      <text:p text:style-name="P11">Deputado: </text:p>
      <text:p text:style-name="P11"><text:span text:style-name="T10"/></text:p>
      <text:p text:style-name="P11"><text:span text:style-name="T10">nome: Tipo de caractere que em conjunto forma o nome de uma Pessoa.</text:span></text:p>
      <text:p text:style-name="P11"><text:span text:style-name="T10"/></text:p>
      <text:p text:style-name="P11"><text:span text:style-name="T10">Partido: Tipo de caractere que dão características de nome do partido, de onde é o partido, e qual o deputado está afiliado.</text:span></text:p>
      <text:p text:style-name="P2"/>
      <text:p text:style-name="P10">Id: Tipo numérico do conjunto dos números inteiros que identifica o deputado como informação única.</text:p>
      <text:p text:style-name="P10"/>
      <text:p text:style-name="P10">data_inicial: Tipo de atributo do tipo inteiro no formato dd/mm/aaaa, que identifica a data do começo do mandato.</text:p>
      <text:p text:style-name="P19"/>
      <text:p text:style-name="P22">ProjetoDeLei:</text:p>
      <text:p text:style-name="P22"/>
      <text:p text:style-name="P20">nome_projeto: Tipo de caractere que identifica através do nome, o projeto em questão.</text:p>
      <text:p text:style-name="P20"/>
      <text:p text:style-name="P20">Id: Tipo de caractere que identifica o projeto de lei pelo código único do projeto.</text:p>
      <text:p text:style-name="P20"/>
      <text:p text:style-name="P17"><text:span text:style-name="T13">lei_passou_falhou: Tipo de valor booleano, do tipo verdadeiro ou falso (Sim ou não).</text:span><text:span text:style-name="T1"> </text:span></text:p>
      <text:p text:style-name="P17"/>
      <text:p text:style-name="P17">data_votacao: Tipo de valor do formato inteiro no formato dd/mm/aaaa que indica a data da votação do projeto.</text:p>
      <text:p text:style-name="P17"/>
      <text:p text:style-name="P11">Voto:</text:p>
      <text:p text:style-name="P11"/>
      <text:p text:style-name="P10">aprova: Tipo de valor do tipo booleano que determina se o voto aprovou ou não.</text:p>
      <text:p text:style-name="P17"/>
      <text:p text:style-name="P25">////////////////////////////////////////////////////////////////////////////////////////////////////////////////////////////////////////////////</text:p>
      <text:p text:style-name="P27"/>
      <text:p text:style-name="P12">d)</text:p>
      <text:p text:style-name="P12"><text:span text:style-name="T10">Insert &lt;Sao Paulo, 789444, Sudeste &gt; in Estado</text:span></text:p>
      <text:p text:style-name="P12"><text:soft-page-break/><text:span text:style-name="T10">In</text:span><text:span text:style-name="T11">sert&lt;Rio de Janeiro, 8999975, Sudeste&gt; in Estado</text:span></text:p>
      <text:p text:style-name="P12"><text:span text:style-name="T11">Insert&lt;Goias, 478995, Centro-Oeste&gt; in Estado</text:span></text:p>
      <text:p text:style-name="P12"><text:span text:style-name="T11"/></text:p>
      <text:p text:style-name="P24"><text:span text:style-name="T11">////////////////////////////////////////////////////////////////////////////////////////////////////////////////////////////////////////////////</text:span></text:p>
      <text:list xml:id="list143314982922304" text:continue-numbering="true" text:style-name="L1">
        <text:list-header>
          <text:p text:style-name="P13"><text:span text:style-name="T11"/></text:p>
        </text:list-header>
      </text:list>
      <text:p text:style-name="P15"><text:span text:style-name="T10">Insert &lt; Joao Paulo, 777889, 12/01/2014 &gt; in Deputado</text:span></text:p>
      <text:p text:style-name="P15"><text:span text:style-name="T10">Insert &lt; Marcos dos Santos, 4456666, 21/01/2021 &gt; in Deputado</text:span></text:p>
      <text:p text:style-name="P15"><text:span text:style-name="T10">Insert &lt; Luisa,459898, 14/01/2015 &gt; in Deputado</text:span></text:p>
      <text:p text:style-name="P15"><text:span text:style-name="T10"/></text:p>
      <text:p text:style-name="P26"><text:span text:style-name="T10">/////////////////////////////////////////////////////////////////</text:span><text:span text:style-name="T12">///////////////////////////////////////////////////////////////////////////////</text:span></text:p>
      <text:p text:style-name="P15"><text:span text:style-name="T10"/></text:p>
      <text:p text:style-name="P16"><text:span text:style-name="T10">Insert &lt;Projeto contra fome, 744551, Sim, 15/04/2021&gt; in ProjetoDeLei</text:span></text:p>
      <text:p text:style-name="P16"><text:span text:style-name="T10">Insert &lt;Projeto Lei Seca, 455889, Não, 18/09/2022&gt; in ProjetoDeLei</text:span></text:p>
      <text:p text:style-name="P16"><text:span text:style-name="T10">Insert &lt;Projeto do Saneamento Básico para Todos, 48889, Sim, 17/09/2019&gt; in ProjetoDeLei</text:span></text:p>
      <text:p text:style-name="P16"><text:span text:style-name="T10"/></text:p>
      <text:p text:style-name="P28"><text:span text:style-name="T10">////////////////////////////////////////////////////////////////////////////////////////////////////////////////////////////////////////////////</text:span></text:p>
      <text:p text:style-name="P28"><text:span text:style-name="T10"/></text:p>
      <text:p text:style-name="P23">e) </text:p>
      <text:p text:style-name="P23"/>
      <text:p text:style-name="P21">Delete Estado with nome_estado = Rio de Janeiro</text:p>
      <text:p text:style-name="P21">Delete ProjetoDeLei with nome_projeto = Projeto Lei Seca</text:p>
      <text:p text:style-name="P21"/>
      <text:p text:style-name="P23">f)</text:p>
      <text:p text:style-name="P23"/>
      <text:p text:style-name="P21">Update Estado set nome_estado = Minas Gerais with chave_estado = 478995</text:p>
      <text:p text:style-name="P21">Update ProjetoDeLei set id = 47778995 with id = 48889</text:p>
      <text:p text:style-name="P21">Update Deputado set nome = Mariana with nome = Marcos dos Santos</text:p>
      <text:p text:style-name="P21">Update Estado set nome = Tocantins with regiao = Sudeste</text:p>
      <text:p text:style-name="P21">Update Estado set regiao = Nordeste with nome = Tocantins</text:p>
      <text:p text:style-name="P21"/>
      <text:p text:style-name="P16"><text:span text:style-name="T10"/></text:p>
      <text:p text:style-name="P16"><text:span text:style-name="T10"/></text:p>
      <text:p text:style-name="P15"><text:span text:style-name="T10"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6T21:56:54.761000000</meta:creation-date>
    <meta:generator>LibreOffice/7.5.3.2$Windows_X86_64 LibreOffice_project/9f56dff12ba03b9acd7730a5a481eea045e468f3</meta:generator>
    <dc:date>2023-09-07T14:33:11.746000000</dc:date>
    <meta:editing-duration>PT2H33M32S</meta:editing-duration>
    <meta:editing-cycles>7</meta:editing-cycles>
    <meta:document-statistic meta:table-count="0" meta:image-count="0" meta:object-count="0" meta:page-count="2" meta:paragraph-count="48" meta:word-count="376" meta:character-count="2939" meta:non-whitespace-character-count="2607"/>
  </office:meta>
</office:document-meta>
</file>